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04cm" style:rel-column-width="6956*"/>
    </style:style>
    <style:style style:name="Table2.B" style:family="table-column">
      <style:table-column-properties style:column-width="7.599cm" style:rel-column-width="29292*"/>
    </style:style>
    <style:style style:name="Table2.C" style:family="table-column">
      <style:table-column-properties style:column-width="7.597cm" style:rel-column-width="292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04cm" style:rel-column-width="6956*"/>
    </style:style>
    <style:style style:name="Table3.B" style:family="table-column">
      <style:table-column-properties style:column-width="7.599cm" style:rel-column-width="29292*"/>
    </style:style>
    <style:style style:name="Table3.C" style:family="table-column">
      <style:table-column-properties style:column-width="7.597cm" style:rel-column-width="29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7cm" style:rel-column-width="10049*"/>
    </style:style>
    <style:style style:name="Table4.B" style:family="table-column">
      <style:table-column-properties style:column-width="14.393cm" style:rel-column-width="554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d893" officeooo:paragraph-rsid="0013d893"/>
    </style:style>
    <style:style style:name="P2" style:family="paragraph" style:parent-style-name="Standard">
      <style:text-properties officeooo:rsid="00192101" officeooo:paragraph-rsid="00192101"/>
    </style:style>
    <style:style style:name="P3" style:family="paragraph" style:parent-style-name="Standard">
      <style:text-properties officeooo:rsid="001d31be" officeooo:paragraph-rsid="001d31b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d1ef7" officeooo:paragraph-rsid="001d1ef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10a2e4" officeooo:paragraph-rsid="0010a2e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3d893" officeooo:paragraph-rsid="0013d89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92101" officeooo:paragraph-rsid="0019210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d31be" officeooo:paragraph-rsid="001d31be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fo:font-weight="bold" officeooo:rsid="001d31be" officeooo:paragraph-rsid="001d31be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rsid="001d5117" officeooo:paragraph-rsid="001d5117"/>
    </style:style>
    <style:style style:name="P11" style:family="paragraph" style:parent-style-name="Table_20_Contents">
      <style:text-properties fo:font-weight="bold" officeooo:rsid="0013d893" officeooo:paragraph-rsid="0013d893" style:font-weight-asian="bold" style:font-weight-complex="bold"/>
    </style:style>
    <style:style style:name="P12" style:family="paragraph" style:parent-style-name="Table_20_Contents">
      <style:text-properties fo:font-weight="bold" officeooo:rsid="001992af" officeooo:paragraph-rsid="001992af" style:font-weight-asian="bold" style:font-weight-complex="bold"/>
    </style:style>
    <style:style style:name="P13" style:family="paragraph" style:parent-style-name="Table_20_Contents">
      <style:text-properties fo:font-weight="bold" officeooo:rsid="001d31be" officeooo:paragraph-rsid="001d31be" style:font-weight-asian="bold" style:font-weight-complex="bold"/>
    </style:style>
    <style:style style:name="P14" style:family="paragraph" style:parent-style-name="Table_20_Contents">
      <style:text-properties fo:font-size="11pt" fo:font-weight="bold" officeooo:rsid="0010a2e4" officeooo:paragraph-rsid="0010a2e4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10fdca" officeooo:paragraph-rsid="0010fdca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13d893" officeooo:paragraph-rsid="0013d89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1992af" officeooo:paragraph-rsid="001992af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1877a3" officeooo:paragraph-rsid="001877a3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1877a3" officeooo:paragraph-rsid="001992af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1992af" officeooo:paragraph-rsid="001992af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f21ed" officeooo:paragraph-rsid="001f21ed"/>
    </style:style>
    <style:style style:name="P22" style:family="paragraph" style:parent-style-name="Table_20_Contents" style:list-style-name="L1">
      <style:text-properties officeooo:rsid="0012e2aa" officeooo:paragraph-rsid="0012e2aa"/>
    </style:style>
    <style:style style:name="P23" style:family="paragraph" style:parent-style-name="Table_20_Contents" style:list-style-name="L2">
      <style:text-properties officeooo:rsid="0012e2aa" officeooo:paragraph-rsid="0012e2aa"/>
    </style:style>
    <style:style style:name="P24" style:family="paragraph" style:parent-style-name="Table_20_Contents" style:list-style-name="L3">
      <style:text-properties officeooo:rsid="0012e2aa" officeooo:paragraph-rsid="00210e4b"/>
    </style:style>
    <style:style style:name="P25" style:family="paragraph" style:parent-style-name="Table_20_Contents" style:list-style-name="L4">
      <style:text-properties officeooo:rsid="0012e2aa" officeooo:paragraph-rsid="00210e4b"/>
    </style:style>
    <style:style style:name="P26" style:family="paragraph" style:parent-style-name="Table_20_Contents" style:list-style-name="L6">
      <style:text-properties officeooo:rsid="0012e2aa" officeooo:paragraph-rsid="0021baa4"/>
    </style:style>
    <style:style style:name="P27" style:family="paragraph" style:parent-style-name="Table_20_Contents" style:list-style-name="L8">
      <style:text-properties officeooo:rsid="0012e2aa" officeooo:paragraph-rsid="0021baa4"/>
    </style:style>
    <style:style style:name="P2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73fb4" officeooo:paragraph-rsid="001877a3"/>
    </style:style>
    <style:style style:name="P2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73fb4" officeooo:paragraph-rsid="001992af"/>
    </style:style>
    <style:style style:name="P30" style:family="paragraph" style:parent-style-name="Table_20_Contents" style:list-style-name="L3">
      <style:text-properties officeooo:rsid="00155023" officeooo:paragraph-rsid="00155023"/>
    </style:style>
    <style:style style:name="P31" style:family="paragraph" style:parent-style-name="Table_20_Contents" style:list-style-name="L5">
      <style:text-properties officeooo:rsid="00155023" officeooo:paragraph-rsid="001b9105"/>
    </style:style>
    <style:style style:name="P32" style:family="paragraph" style:parent-style-name="Table_20_Contents" style:list-style-name="L4">
      <style:text-properties officeooo:rsid="00173fb4" officeooo:paragraph-rsid="00173fb4"/>
    </style:style>
    <style:style style:name="P33" style:family="paragraph" style:parent-style-name="Table_20_Contents" style:list-style-name="L7">
      <style:paragraph-properties fo:text-align="start" style:justify-single-word="false"/>
      <style:text-properties officeooo:rsid="00173fb4" officeooo:paragraph-rsid="001d0bfb"/>
    </style:style>
    <style:style style:name="P34" style:family="paragraph" style:parent-style-name="Table_20_Contents" style:list-style-name="L7">
      <style:paragraph-properties fo:text-align="start" style:justify-single-word="false"/>
      <style:text-properties officeooo:rsid="00173fb4" officeooo:paragraph-rsid="00229cc5"/>
    </style:style>
    <style:style style:name="P35" style:family="paragraph" style:parent-style-name="Table_20_Contents" style:list-style-name="L1">
      <style:text-properties officeooo:rsid="0020556a" officeooo:paragraph-rsid="0020556a"/>
    </style:style>
    <style:style style:name="P36" style:family="paragraph" style:parent-style-name="Table_20_Contents" style:list-style-name="L2">
      <style:text-properties officeooo:rsid="0020556a" officeooo:paragraph-rsid="0020556a"/>
    </style:style>
    <style:style style:name="P37" style:family="paragraph" style:parent-style-name="Table_20_Contents" style:list-style-name="L3">
      <style:text-properties officeooo:rsid="0020556a" officeooo:paragraph-rsid="00210e4b"/>
    </style:style>
    <style:style style:name="P38" style:family="paragraph" style:parent-style-name="Table_20_Contents" style:list-style-name="L5">
      <style:text-properties officeooo:rsid="0020556a" officeooo:paragraph-rsid="00229cc5"/>
    </style:style>
    <style:style style:name="P39" style:family="paragraph" style:parent-style-name="Table_20_Contents" style:list-style-name="L2">
      <style:text-properties officeooo:rsid="00210e4b" officeooo:paragraph-rsid="00210e4b"/>
    </style:style>
    <style:style style:name="P40" style:family="paragraph" style:parent-style-name="Table_20_Contents" style:list-style-name="L3">
      <style:text-properties officeooo:rsid="00210e4b" officeooo:paragraph-rsid="00210e4b"/>
    </style:style>
    <style:style style:name="T1" style:family="text">
      <style:text-properties officeooo:rsid="0010fdca"/>
    </style:style>
    <style:style style:name="T2" style:family="text">
      <style:text-properties officeooo:rsid="001b9105"/>
    </style:style>
    <style:style style:name="T3" style:family="text">
      <style:text-properties officeooo:rsid="001f21ed"/>
    </style:style>
    <style:style style:name="T4" style:family="text">
      <style:text-properties officeooo:rsid="0020556a"/>
    </style:style>
    <style:style style:name="T5" style:family="text">
      <style:text-properties officeooo:rsid="00210e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WOT</text:p>
      <text:p text:style-name="Standard"/>
      <text:p text:style-name="P5">Nulägesanalys – steg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Faktorer som kan få underlätta för projektet <text:span text:style-name="T1">(+)</text:span></text:p>
          </table:table-cell>
          <table:table-cell table:style-name="Table1.B1" office:value-type="string">
            <text:p text:style-name="P15">Faktorer som kan försvåra för projektet (-)</text:p>
          </table:table-cell>
        </table:table-row>
        <table:table-row>
          <table:table-cell table:style-name="Table1.A2" office:value-type="string">
            <text:list xml:id="list3425150976698658316" text:style-name="L1">
              <text:list-item>
                <text:p text:style-name="P22">Finns personer vi kan fråga</text:p>
              </text:list-item>
              <text:list-item>
                <text:p text:style-name="P22">Information på nätet</text:p>
              </text:list-item>
              <text:list-item text:start-value="1">
                <text:p text:style-name="P22">Att kunna Java grunderna</text:p>
              </text:list-item>
              <text:list-item>
                <text:p text:style-name="P35">Att kunna android grunderna</text:p>
              </text:list-item>
              <text:list-item>
                <text:p text:style-name="P35">Att kunna mySql</text:p>
              </text:list-item>
              <text:list-item>
                <text:p text:style-name="P35">Att kunna använda webhotel</text:p>
              </text:list-item>
              <text:list-item>
                <text:p text:style-name="P22">Kunna dela upp uppgifterna mellan medlemmarna</text:p>
              </text:list-item>
            </text:list>
          </table:table-cell>
          <table:table-cell table:style-name="Table1.B2" office:value-type="string">
            <text:list xml:id="list4292152676945151613" text:style-name="L2">
              <text:list-item>
                <text:p text:style-name="P23">Låg kunskapsnivå om android, xml <text:s/><text:span text:style-name="T4">och övrigt (kamera, databas, <text:s/>server) </text:span></text:p>
              </text:list-item>
              <text:list-item>
                <text:p text:style-name="P23">Teknikstrul – <text:span text:style-name="T4">git och eclipse</text:span></text:p>
              </text:list-item>
              <text:list-item>
                <text:p text:style-name="P39">Sjukdom</text:p>
                <text:p text:style-name="P36"/>
              </text:list-item>
            </text:list>
          </table:table-cell>
        </table:table-row>
      </table:table>
      <text:p text:style-name="Standard"/>
      <text:p text:style-name="Standard"/>
      <text:p text:style-name="P6">Nulägesanalys – steg 2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6">(+)</text:p>
          </table:table-cell>
          <table:table-cell table:style-name="Table2.C1" office:value-type="string">
            <text:p text:style-name="P16">(-)</text:p>
          </table:table-cell>
        </table:table-row>
        <table:table-row>
          <table:table-cell table:style-name="Table2.A2" office:value-type="string">
            <text:p text:style-name="P11">Internt</text:p>
          </table:table-cell>
          <table:table-cell table:style-name="Table2.A2" office:value-type="string">
            <text:p text:style-name="P28">Styrkor</text:p>
            <text:list xml:id="list207697057728105988" text:style-name="L3">
              <text:list-item>
                <text:p text:style-name="P30">Kan dela upp arbetet</text:p>
              </text:list-item>
              <text:list-item>
                <text:p text:style-name="P30">Vi är mobila</text:p>
              </text:list-item>
              <text:list-item>
                <text:p text:style-name="P30">Att kunna Java grunderna</text:p>
              </text:list-item>
              <text:list-item>
                <text:p text:style-name="P37">Att kunna android grunderna</text:p>
              </text:list-item>
              <text:list-item>
                <text:p text:style-name="P37">Att kunna mySql</text:p>
              </text:list-item>
              <text:list-item>
                <text:p text:style-name="P37">Att kunna använda webhotel</text:p>
              </text:list-item>
              <text:list-item>
                <text:p text:style-name="P30">Att vi kan få hjälp av varandra</text:p>
              </text:list-item>
            </text:list>
          </table:table-cell>
          <table:table-cell table:style-name="Table2.C2" office:value-type="string">
            <text:p text:style-name="P18">Svagheter</text:p>
            <text:list xml:id="list130840945639810" text:continue-numbering="true" text:style-name="L3">
              <text:list-item>
                <text:p text:style-name="P24">Låg kunskapsnivå om android, xml <text:span text:style-name="T4">och övrigt (kamera, databas, server) </text:span></text:p>
              </text:list-item>
              <text:list-item>
                <text:p text:style-name="P40">Sjukdom</text:p>
              </text:list-item>
            </text:list>
          </table:table-cell>
        </table:table-row>
        <table:table-row>
          <table:table-cell table:style-name="Table2.A2" office:value-type="string">
            <text:p text:style-name="P11">Externt</text:p>
          </table:table-cell>
          <table:table-cell table:style-name="Table2.A2" office:value-type="string">
            <text:p text:style-name="P28">Möjligheter</text:p>
            <text:list xml:id="list5001847612459901777" text:style-name="L4">
              <text:list-item>
                <text:p text:style-name="P32">Att vi kan få hjälp av nätet</text:p>
              </text:list-item>
              <text:list-item>
                <text:p text:style-name="P32">Att vi kan få hjälp av <text:span text:style-name="T5">Niklas och Jonathan</text:span></text:p>
              </text:list-item>
            </text:list>
          </table:table-cell>
          <table:table-cell table:style-name="Table2.C2" office:value-type="string">
            <text:p text:style-name="P18">Hot</text:p>
            <text:list xml:id="list130841491996377" text:continue-numbering="true" text:style-name="L4">
              <text:list-item>
                <text:p text:style-name="P25">Teknikstrul – <text:span text:style-name="T4">git och eclipse</text:span></text:p>
              </text:list-item>
            </text:list>
          </table:table-cell>
        </table:table-row>
      </table:table>
      <text:p text:style-name="P1"/>
      <text:p text:style-name="P2"/>
      <text:p text:style-name="P7">Nulägesanalys – steg 3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7">(+)</text:p>
          </table:table-cell>
          <table:table-cell table:style-name="Table3.C1" office:value-type="string">
            <text:p text:style-name="P17">(-)</text:p>
          </table:table-cell>
        </table:table-row>
        <table:table-row>
          <table:table-cell table:style-name="Table3.A2" office:value-type="string">
            <text:p text:style-name="P12">Internt</text:p>
          </table:table-cell>
          <table:table-cell table:style-name="Table3.A2" office:value-type="string">
            <text:p text:style-name="P20">Styrkor</text:p>
            <text:list xml:id="list1479349166030462757" text:style-name="L5">
              <text:list-item>
                <text:p text:style-name="P31"><text:span text:style-name="T2">A</text:span>tt kunna Java grunderna</text:p>
              </text:list-item>
              <text:list-item>
                <text:p text:style-name="P38">Att kunna android grunderna</text:p>
              </text:list-item>
              <text:list-item>
                <text:p text:style-name="P38">Att kunna mySql</text:p>
              </text:list-item>
              <text:list-item>
                <text:p text:style-name="P38">Att kunna använda webhotel</text:p>
              </text:list-item>
              <text:list-item>
                <text:p text:style-name="P31">Kan dela upp arbetet</text:p>
              </text:list-item>
              <text:list-item>
                <text:p text:style-name="P31">Vi är mobila</text:p>
              </text:list-item>
              <text:list-item>
                <text:p text:style-name="P31">Att vi kan få hjälp av varandra</text:p>
              </text:list-item>
            </text:list>
          </table:table-cell>
          <table:table-cell table:style-name="Table3.C2" office:value-type="string">
            <text:p text:style-name="P19">Svagheter</text:p>
            <text:list xml:id="list3392603972322917206" text:style-name="L6">
              <text:list-item>
                <text:p text:style-name="P26">Låg kunskapsnivå om android, xml <text:span text:style-name="T4">och övrigt (kamera, databas, server)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2">Externt</text:p>
          </table:table-cell>
          <table:table-cell table:style-name="Table3.A2" office:value-type="string">
            <text:p text:style-name="P29">Möjligheter</text:p>
            <text:list xml:id="list4587261806336608758" text:style-name="L7">
              <text:list-item>
                <text:p text:style-name="P34">Att vi kan få hjälp av <text:span text:style-name="T5">Niklas och Jonathan</text:span></text:p>
              </text:list-item>
              <text:list-item>
                <text:p text:style-name="P33">Att vi kan få hjälp av nätet</text:p>
              </text:list-item>
            </text:list>
          </table:table-cell>
          <table:table-cell table:style-name="Table3.C2" office:value-type="string">
            <text:p text:style-name="P19">Hot</text:p>
            <text:list xml:id="list4608115383617784115" text:style-name="L8">
              <text:list-item>
                <text:p text:style-name="P27">Teknikstrul – <text:span text:style-name="T4">git och eclipse</text:span></text:p>
              </text:list-item>
            </text:list>
          </table:table-cell>
        </table:table-row>
      </table:table>
      <text:p text:style-name="P2"/>
      <text:p text:style-name="P2"/>
      <text:p text:style-name="P8"/>
      <text:p text:style-name="P9">Nulägesanalys – steg 4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Förmågor</text:p>
          </table:table-cell>
          <table:table-cell table:style-name="Table4.B1" office:value-type="string">
            <text:p text:style-name="P21">Styrkor + Svagheter</text:p>
            <text:p text:style-name="P10">Vi kan få hjälp av varandra om vi sitter fast med något.</text:p>
          </table:table-cell>
        </table:table-row>
        <table:table-row>
          <table:table-cell table:style-name="Table4.A2" office:value-type="string">
            <text:p text:style-name="P13">Fördelar</text:p>
          </table:table-cell>
          <table:table-cell table:style-name="Table4.B2" office:value-type="string">
            <text:p text:style-name="P21">Styrkor + Möjligheter</text:p>
            <text:p text:style-name="P10">Vi kan dela upp arbetet och får hjälp av varandra via nätet.</text:p>
          </table:table-cell>
        </table:table-row>
        <table:table-row>
          <table:table-cell table:style-name="Table4.A2" office:value-type="string">
            <text:p text:style-name="P13">Försvar</text:p>
          </table:table-cell>
          <table:table-cell table:style-name="Table4.B2" office:value-type="string">
            <text:p text:style-name="P21">Styrkor + Hot</text:p>
            <text:p text:style-name="P10">Vi kan hjälpa varandra vid teknikstrul.</text:p>
          </table:table-cell>
        </table:table-row>
        <table:table-row>
          <table:table-cell table:style-name="Table4.A2" office:value-type="string">
            <text:p text:style-name="P13">Sårbarhet</text:p>
          </table:table-cell>
          <table:table-cell table:style-name="Table4.B2" office:value-type="string">
            <text:p text:style-name="P21">Svagheter + Hot</text:p>
            <text:p text:style-name="P10">Om vi får problem med teknik kommer det bli svårt att lösa android, xml delarna.</text:p>
          </table:table-cell>
        </table:table-row>
        <table:table-row>
          <table:table-cell table:style-name="Table4.A2" office:value-type="string">
            <text:p text:style-name="P13">Frestelser</text:p>
          </table:table-cell>
          <table:table-cell table:style-name="Table4.B2" office:value-type="string">
            <text:p text:style-name="P21">Svagheter + Möjligheter</text:p>
            <text:p text:style-name="P10">Tidsbrist pga att vi lägger för mycket tid på att få reda på saker på nätet vilket beror på låg kunskapsn<text:span text:style-name="T3">i</text:span>vå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9:50.690379000</meta:creation-date>
    <dc:date>2014-11-12T13:08:40.416453000</dc:date>
    <meta:editing-duration>PT42M19S</meta:editing-duration>
    <meta:editing-cycles>19</meta:editing-cycles>
    <meta:generator>LibreOffice/4.2.6.3$MacOSX_X86_64 LibreOffice_project/3fd416d4c6db7d3204c17ce57a1d70f6e531ee21</meta:generator>
    <meta:document-statistic meta:table-count="4" meta:image-count="0" meta:object-count="0" meta:page-count="2" meta:paragraph-count="72" meta:word-count="327" meta:character-count="1751" meta:non-whitespace-character-count="1518"/>
  </office:meta>
</office:document-meta>
</file>